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c8fc7"/>
    </style:style>
    <style:style style:name="P2" style:family="paragraph" style:parent-style-name="Title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c8fc7" officeooo:paragraph-rsid="000c8fc7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officeooo:rsid="00106112" officeooo:paragraph-rsid="00106112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0e8588" style:font-size-asian="14pt" style:font-size-complex="14pt"/>
    </style:style>
    <style:style style:name="P11" style:family="paragraph" style:parent-style-name="Standard">
      <style:text-properties officeooo:paragraph-rsid="000e8588"/>
    </style:style>
    <style:style style:name="T1" style:family="text">
      <style:text-properties officeooo:rsid="000c8fc7"/>
    </style:style>
    <style:style style:name="T2" style:family="text">
      <style:text-properties officeooo:rsid="000e8588"/>
    </style:style>
    <style:style style:name="T3" style:family="text">
      <style:text-properties officeooo:rsid="00106112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as-char" draw:z-index="0"><draw:text-box fo:min-height="0.0161in" fo:min-width="0.0161in"><text:p text:style-name="P2">Chester The Chat</text:p></draw:text-box></draw:frame><text:s/></text:p>
      <text:p text:style-name="P1">User Manual</text:p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_4258223454" text:style-name="Index_20_Link" text:visited-style-name="Index_20_Link">Overview<text:tab/>1</text:a></text:p>
          <text:p text:style-name="P4"><text:a xlink:type="simple" xlink:href="#__RefHeading___Toc4_4258223454" text:style-name="Index_20_Link" text:visited-style-name="Index_20_Link">Installation<text:tab/>1</text:a></text:p>
          <text:p text:style-name="P4"><text:a xlink:type="simple" xlink:href="#__RefHeading___Toc6_4258223454" text:style-name="Index_20_Link" text:visited-style-name="Index_20_Link">Running the App<text:tab/>2</text:a></text:p>
          <text:p text:style-name="P4"><text:a xlink:type="simple" xlink:href="#__RefHeading___Toc8_4258223454" text:style-name="Index_20_Link" text:visited-style-name="Index_20_Link">Chat Features<text:tab/>2</text:a></text:p>
          <text:p text:style-name="P4"><text:a xlink:type="simple" xlink:href="#__RefHeading___Toc10_4258223454" text:style-name="Index_20_Link" text:visited-style-name="Index_20_Link">Networking Settings<text:tab/>2</text:a></text:p>
          <text:p text:style-name="P4"><text:a xlink:type="simple" xlink:href="#__RefHeading___Toc12_4258223454" text:style-name="Index_20_Link" text:visited-style-name="Index_20_Link">Appearance &amp; Stylesheets<text:tab/>2</text:a></text:p>
          <text:p text:style-name="P4"><text:a xlink:type="simple" xlink:href="#__RefHeading___Toc14_4258223454" text:style-name="Index_20_Link" text:visited-style-name="Index_20_Link">Using Multiple Instances<text:tab/>3</text:a></text:p>
          <text:p text:style-name="P4"><text:a xlink:type="simple" xlink:href="#__RefHeading___Toc16_4258223454" text:style-name="Index_20_Link" text:visited-style-name="Index_20_Link">Troubleshooting<text:tab/>3</text:a></text:p>
          <text:p text:style-name="P4"><text:a xlink:type="simple" xlink:href="#__RefHeading___Toc18_4258223454" text:style-name="Index_20_Link" text:visited-style-name="Index_20_Link">Screenshots<text:tab/>3</text:a></text:p>
          <text:p text:style-name="P5"><text:a xlink:type="simple" xlink:href="#__RefHeading___Toc20_4258223454" text:style-name="Index_20_Link" text:visited-style-name="Index_20_Link">🖥️ Main Window<text:tab/>3</text:a></text:p>
          <text:p text:style-name="P5"><text:a xlink:type="simple" xlink:href="#__RefHeading___Toc22_4258223454" text:style-name="Index_20_Link" text:visited-style-name="Index_20_Link">🌐 Network Settings<text:tab/>3</text:a></text:p>
          <text:p text:style-name="P5"><text:a xlink:type="simple" xlink:href="#__RefHeading___Toc24_4258223454" text:style-name="Index_20_Link" text:visited-style-name="Index_20_Link">🎨 Style Sheet Selection<text:tab/>3</text:a></text:p>
          <text:p text:style-name="P4"><text:a xlink:type="simple" xlink:href="#__RefHeading___Toc26_4258223454" text:style-name="Index_20_Link" text:visited-style-name="Index_20_Link">Support<text:tab/>4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2_4258223454"/>Overview<text:bookmark-end text:name="__RefHeading___Toc2_4258223454"/></text:h>
      <text:p text:style-name="Standard"/>
      <text:p text:style-name="Standard">Chester The Chat is a Qt-based UDP chat application for testing communication across a local network or between multiple instances on the same machine.</text:p>
      <text:p text:style-name="Standard"/>
      <text:p text:style-name="Standard">It is designed for:</text:p>
      <text:p text:style-name="Standard">- Developers testing UDP <text:span text:style-name="T1">unicast</text:span> or multicast protocols.</text:p>
      <text:p text:style-name="Standard">- Local area chat apps with minimal setup.</text:p>
      <text:p text:style-name="Standard">- Demonstrations of real-time socket programming.</text:p>
      <text:p text:style-name="Standard"/>
      <text:h text:style-name="Heading_20_1" text:outline-level="1"><text:bookmark-start text:name="__RefHeading___Toc4_4258223454"/>Installation<text:bookmark-end text:name="__RefHeading___Toc4_4258223454"/></text:h>
      <text:p text:style-name="Standard"/>
      <text:p text:style-name="Standard"><text:span text:style-name="T1">Build </text:span>the application using Qt and <text:span text:style-name="T1">copy the exe file to a blank folder.</text:span></text:p>
      <text:p text:style-name="P6">Run windeployqt from the Qt/X.X.X/bin folder and give it the full path to where ChesterTheChat.exe is located.</text:p>
      <text:p text:style-name="P6">This will copy all the required libraries to Chesters folder.</text:p>
      <text:p text:style-name="Standard"/>
      <text:p text:style-name="Standard"/>
      <text:h text:style-name="P7" text:outline-level="1"/>
      <text:h text:style-name="P8" text:outline-level="1"><text:bookmark-start text:name="__RefHeading___Toc6_4258223454"/>Running the App<text:bookmark-end text:name="__RefHeading___Toc6_4258223454"/></text:h>
      <text:p text:style-name="Standard"/>
      <text:p text:style-name="Standard">1. Launch the application.</text:p>
      <text:p text:style-name="Standard">2. Enter your username.</text:p>
      <text:p text:style-name="Standard">3. Configure network settings as needed.</text:p>
      <text:p text:style-name="Standard">4. Click **Connect**.</text:p>
      <text:p text:style-name="Standard">5. Type your message and press **Enter** or click **Send**.</text:p>
      <text:p text:style-name="Standard"/>
      <text:p text:style-name="Standard"/>
      <text:h text:style-name="Heading_20_1" text:outline-level="1"><text:bookmark-start text:name="__RefHeading___Toc8_4258223454"/>Chat Features<text:bookmark-end text:name="__RefHeading___Toc8_4258223454"/></text:h>
      <text:p text:style-name="Standard"/>
      <text:p text:style-name="Standard">- **Real-time messaging** over UDP.</text:p>
      <text:p text:style-name="Standard">- Message timestamps (UTC).</text:p>
      <text:p text:style-name="Standard">- Sent and received message logging.</text:p>
      <text:p text:style-name="Standard">- Chat history shown in the main text pane.</text:p>
      <text:p text:style-name="Standard"/>
      <text:p text:style-name="Standard"/>
      <text:h text:style-name="Heading_20_1" text:outline-level="1"><text:bookmark-start text:name="__RefHeading___Toc10_4258223454"/>Networking Settings<text:bookmark-end text:name="__RefHeading___Toc10_4258223454"/></text:h>
      <text:p text:style-name="Standard"/>
      <text:p text:style-name="Standard">| Setting <text:tab/><text:tab/>| Description <text:tab/><text:tab/><text:tab/><text:tab/><text:tab/>|</text:p>
      <text:p text:style-name="Standard">|--------------------------|-----------------------------------------------------|</text:p>
      <text:p text:style-name="Standard">| Local Interface <text:tab/>| The local IP or "ANY" to bind to.<text:tab/><text:tab/>|</text:p>
      <text:p text:style-name="Standard">| Local Port <text:tab/><text:tab/>| Port to bind for receiving.<text:tab/><text:tab/><text:tab/>|</text:p>
      <text:p text:style-name="Standard">| Multicast Address<text:tab/>| Group address to send messages to. <text:s text:c="11"/>|</text:p>
      <text:p text:style-name="Standard">| Remote Port <text:tab/><text:tab/>| Destination port for sending.<text:tab/><text:tab/>|</text:p>
      <text:p text:style-name="Standard">| Multicast Toggle<text:tab/>| Enables joining multicast groups.<text:tab/><text:tab/>|</text:p>
      <text:p text:style-name="Standard">| Loopback Toggle <text:tab/>| Enables message loopback from self.<text:tab/>|</text:p>
      <text:p text:style-name="Standard">| TTL<text:tab/><text:tab/><text:tab/>| Sets multicast time-to-live value.<text:tab/><text:tab/>|</text:p>
      <text:p text:style-name="Standard"/>
      <text:p text:style-name="Standard"/>
      <text:h text:style-name="Heading_20_1" text:outline-level="1"><text:bookmark-start text:name="__RefHeading___Toc12_4258223454"/>Appearance &amp; Stylesheets<text:bookmark-end text:name="__RefHeading___Toc12_4258223454"/></text:h>
      <text:p text:style-name="Standard"/>
      <text:p text:style-name="Standard">- Load `.qss` files from the `../QStyleSheets` folder.</text:p>
      <text:p text:style-name="Standard">- Toggle background image via checkbox.</text:p>
      <text:p text:style-name="Standard">- Styles are applied live and saved per instance.</text:p>
      <text:p text:style-name="Standard"/>
      <text:p text:style-name="Standard"/>
      <text:h text:style-name="P7" text:outline-level="1"/>
      <text:h text:style-name="P8" text:outline-level="1"><text:bookmark-start text:name="__RefHeading___Toc14_4258223454"/>Using Multiple Instances<text:bookmark-end text:name="__RefHeading___Toc14_4258223454"/></text:h>
      <text:p text:style-name="Standard"/>
      <text:p text:style-name="Standard">- Each instance gets a unique ID on startup (`instance_1`, `instance_2`, etc.).</text:p>
      <text:p text:style-name="Standard">- Settings are saved in individual `.ini` files in the same folder.</text:p>
      <text:p text:style-name="Standard">- This allows easy simulation of chat between users on a single machine.</text:p>
      <text:p text:style-name="P9">IF ever you have issues open instances in proper sequence, close all open instances and then delete instance_ids.txt.</text:p>
      <text:p text:style-name="Standard"/>
      <text:p text:style-name="Standard"/>
      <text:p text:style-name="Standard"/>
      <text:h text:style-name="Heading_20_1" text:outline-level="1"><text:bookmark-start text:name="__RefHeading___Toc16_4258223454"/>Troubleshooting<text:bookmark-end text:name="__RefHeading___Toc16_4258223454"/></text:h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<text:s/>Issue<text:tab/></text:p>
          </table:table-cell>
          <table:table-cell table:style-name="Table1.B1" office:value-type="string">
            <text:p text:style-name="P10">Solution</text:p>
          </table:table-cell>
        </table:table-row>
        <table:table-row>
          <table:table-cell table:style-name="Table1.A2" office:value-type="string">
            <text:p text:style-name="P11">Cannot bind to socket</text:p>
          </table:table-cell>
          <table:table-cell table:style-name="Table1.B2" office:value-type="string">
            <text:p text:style-name="P11">Check if the port is in use or blocked. </text:p>
          </table:table-cell>
        </table:table-row>
        <table:table-row>
          <table:table-cell table:style-name="Table1.A2" office:value-type="string">
            <text:p text:style-name="P11">Cannot bind to socket</text:p>
          </table:table-cell>
          <table:table-cell table:style-name="Table1.B2" office:value-type="string">
            <text:p text:style-name="P11">Ensure correct group address and TTL.</text:p>
          </table:table-cell>
        </table:table-row>
        <table:table-row>
          <table:table-cell table:style-name="Table1.A2" office:value-type="string">
            <text:p text:style-name="P11">UI not updating on style change </text:p>
          </table:table-cell>
          <table:table-cell table:style-name="Table1.B2" office:value-type="string">
            <text:p text:style-name="P11">Check that `.qss` files are valid.<text:tab/></text:p>
          </table:table-cell>
        </table:table-row>
        <table:table-row>
          <table:table-cell table:style-name="Table1.A2" office:value-type="string">
            <text:p text:style-name="P11"><text:span text:style-name="T2">Instance </text:span><text:span text:style-name="T3">opening </text:span><text:span text:style-name="T2">sequence out of order</text:span></text:p>
          </table:table-cell>
          <table:table-cell table:style-name="Table1.B2" office:value-type="string">
            <text:p text:style-name="P11"><text:span text:style-name="T2">Close all instances and delete instance_ids.txt</text:span></text:p>
          </table:table-cell>
        </table:table-row>
      </table:table>
      <text:p text:style-name="Text_20_body"/>
      <text:p text:style-name="Standard"/>
      <text:h text:style-name="Heading_20_1" text:outline-level="1"><text:bookmark-start text:name="__RefHeading___Toc18_4258223454"/>Screenshots<text:bookmark-end text:name="__RefHeading___Toc18_4258223454"/></text:h>
      <text:p text:style-name="Standard"/>
      <text:h text:style-name="Heading_20_2" text:outline-level="2"><text:bookmark-start text:name="__RefHeading___Toc20_4258223454"/>🖥️ Main Window<text:bookmark-end text:name="__RefHeading___Toc20_4258223454"/></text:h>
      <text:p text:style-name="Standard"/>
      <text:p text:style-name="Standard">![Main Window](docs/screenshots/main_window.png)</text:p>
      <text:p text:style-name="Standard"/>
      <text:h text:style-name="Heading_20_2" text:outline-level="2"><text:bookmark-start text:name="__RefHeading___Toc22_4258223454"/>🌐 Network Settings<text:bookmark-end text:name="__RefHeading___Toc22_4258223454"/></text:h>
      <text:p text:style-name="Standard"/>
      <text:p text:style-name="Standard">![Network Tab](docs/screenshots/network_tab.png)</text:p>
      <text:p text:style-name="Standard"/>
      <text:h text:style-name="Heading_20_2" text:outline-level="2"><text:bookmark-start text:name="__RefHeading___Toc24_4258223454"/>🎨 Style Sheet Selection<text:bookmark-end text:name="__RefHeading___Toc24_4258223454"/></text:h>
      <text:p text:style-name="Standard"/>
      <text:p text:style-name="Standard">![Style Settings](docs/screenshots/styles.png)</text:p>
      <text:p text:style-name="Standard"/>
      <text:p text:style-name="Standard">&gt; Replace placeholders with actual screenshots in `docs/screenshots/`.</text:p>
      <text:p text:style-name="Standard"/>
      <text:h text:style-name="Heading_20_1" text:outline-level="1"><text:bookmark-start text:name="__RefHeading___Toc26_4258223454"/><text:soft-page-break/>Support<text:bookmark-end text:name="__RefHeading___Toc26_4258223454"/></text:h>
      <text:p text:style-name="Standard"/>
      <text:p text:style-name="Standard">If you encounter bugs or have feature requests, open an issue on the GitHub reposito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14:44:34.267117900</meta:creation-date>
    <meta:generator>LibreOffice/25.2.2.2$Windows_X86_64 LibreOffice_project/7370d4be9e3cf6031a51beef54ff3bda878e3fac</meta:generator>
    <dc:date>2025-04-14T09:53:00.288951100</dc:date>
    <meta:editing-duration>PT15M38S</meta:editing-duration>
    <meta:editing-cycles>5</meta:editing-cycles>
    <meta:print-date>2025-04-12T14:59:57.267174500</meta:print-date>
    <meta:printed-by>PDF files</meta:printed-by>
    <meta:document-statistic meta:table-count="1" meta:image-count="0" meta:object-count="0" meta:page-count="4" meta:paragraph-count="78" meta:word-count="453" meta:character-count="2906" meta:non-whitespace-character-count="2494"/>
  </office:meta>
</office:document-meta>
</file>